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7F000005EA11FEDCC17C24F0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5eb91e" draw:marker-start-width="0.279cm" draw:marker-end-width="0.279cm" draw:fill="none" draw:fill-color="#000000" draw:textarea-horizontal-align="justify" draw:textarea-vertical-align="middle" draw:auto-grow-height="false" fo:min-height="7.318cm" fo:min-width="7.068cm" fo:padding-top="0.151cm" fo:padding-bottom="0.151cm" fo:padding-left="0.276cm" fo:padding-right="0.276cm" fo:wrap-option="wrap"/>
    </style:style>
    <style:style style:name="gr3" style:family="graphic" style:parent-style-name="standard">
      <style:graphic-properties svg:stroke-width="0.051cm" svg:stroke-color="#5eb91e" draw:marker-start-width="0.279cm" draw:marker-end-width="0.279cm" draw:fill="none" draw:textarea-horizontal-align="justify" draw:textarea-vertical-align="middle" draw:auto-grow-height="false" fo:min-height="7.318cm" fo:min-width="7.068cm" fo:padding-top="0.151cm" fo:padding-bottom="0.151cm" fo:padding-left="0.276cm" fo:padding-right="0.276cm" fo:wrap-option="wrap"/>
    </style:style>
    <style:style style:name="gr4" style:family="graphic" style:parent-style-name="objectwithoutfill">
      <style:graphic-properties draw:stroke="dash" draw:stroke-dash="Long_20_Dash_20__28_Rounded_29_" svg:stroke-width="0.127cm" draw:marker-start-width="0.381cm" draw:marker-end-width="0.381cm" svg:stroke-linecap="round" draw:fill="none" draw:textarea-vertical-align="middle" fo:padding-top="0.163cm" fo:padding-bottom="0.163cm" fo:padding-left="0.288cm" fo:padding-right="0.288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 fo:min-height="1.655cm" fo:min-width="3.94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2.6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655cm" fo:min-width="3.945cm"/>
      <style:paragraph-properties style:writing-mode="lr-tb"/>
    </style:style>
    <style:style style:name="gr10" style:family="graphic" style:parent-style-name="standard">
      <style:graphic-properties draw:fill="solid" draw:fill-color="#6b5e9b" draw:textarea-horizontal-align="justify" draw:textarea-vertical-align="middle" draw:auto-grow-height="false" fo:min-height="1.655cm" fo:min-width="2.675cm"/>
      <style:paragraph-properties style:writing-mode="lr-tb"/>
    </style:style>
    <style:style style:name="gr11" style:family="graphic" style:parent-style-name="standard">
      <style:graphic-properties draw:fill="solid" draw:fill-color="#81d41a" draw:textarea-horizontal-align="justify" draw:textarea-vertical-align="middle" draw:auto-grow-height="false" fo:min-height="1.655cm" fo:min-width="3.31cm"/>
      <style:paragraph-properties style:writing-mode="lr-tb"/>
    </style:style>
    <style:style style:name="gr12" style:family="graphic" style:parent-style-name="standard">
      <style:graphic-properties draw:fill="solid" draw:fill-color="#81d41a" draw:textarea-horizontal-align="justify" draw:textarea-vertical-align="middle" draw:auto-grow-height="false" fo:min-height="1.156cm" fo:min-width="0cm"/>
    </style:style>
    <style:style style:name="gr13" style:family="graphic" style:parent-style-name="standard">
      <style:graphic-properties draw:fill="solid" draw:fill-color="#729fcf" draw:textarea-horizontal-align="justify" draw:textarea-vertical-align="middle" draw:auto-grow-height="false" fo:min-height="0.863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068cm" fo:min-width="0.612cm"/>
    </style:style>
    <style:style style:name="gr15" style:family="graphic" style:parent-style-name="standard">
      <style:graphic-properties draw:textarea-horizontal-align="justify" draw:textarea-vertical-align="middle" draw:auto-grow-height="false" fo:min-height="0.068cm" fo:min-width="1.167cm"/>
    </style:style>
    <style:style style:name="gr16" style:family="graphic" style:parent-style-name="standard">
      <style:graphic-properties draw:textarea-horizontal-align="justify" draw:textarea-vertical-align="middle" draw:auto-grow-height="false" fo:min-height="0.068cm" fo:min-width="0.743cm"/>
    </style:style>
    <style:style style:name="gr17" style:family="graphic" style:parent-style-name="standard">
      <style:graphic-properties draw:fill="solid" draw:fill-color="#6b5e9b" draw:textarea-horizontal-align="justify" draw:textarea-vertical-align="middle" draw:auto-grow-height="false" fo:min-height="0.068cm" fo:min-width="1.075cm"/>
    </style:style>
    <style:style style:name="gr18" style:family="graphic" style:parent-style-name="standard">
      <style:graphic-properties draw:textarea-vertical-align="middle" draw:auto-grow-height="false" fo:min-height="2.426cm" fo:min-width="10.296cm" fo:wrap-option="wrap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solid" draw:fill-color="#729fcf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solid" draw:fill-color="#6b5e9b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solid" draw:fill-color="#81d41a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="solid" draw:fill-color="#81d41a"/>
      <style:paragraph-properties fo:text-align="center"/>
    </style:style>
    <style:style style:name="P10" style:family="paragraph">
      <loext:graphic-properties draw:fill="solid" draw:fill-color="#729fcf"/>
      <style:paragraph-properties fo:text-align="center"/>
    </style:style>
    <style:style style:name="P11" style:family="paragraph">
      <loext:graphic-properties draw:fill="solid" draw:fill-color="#6b5e9b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365cm" svg:height="15.419cm" svg:x="0.375cm" svg:y="0.2cm">
          <draw:image xlink:href="Pictures/1000000100000A7F000005EA11FEDCC17C24F09B.png" xlink:type="simple" xlink:show="embed" xlink:actuate="onLoad" draw:mime-type="image/png">
            <text:p/>
          </draw:image>
        </draw:frame>
        <draw:custom-shape draw:style-name="gr2" draw:text-style-name="P2" draw:layer="layout" svg:width="7.62cm" svg:height="7.62cm" svg:x="15.04cm" svg:y="7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62cm" svg:height="7.62cm" svg:x="5.24cm" svg:y="7.999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3.97cm" svg:y1="15.619cm" svg:x2="13.97cm" svg:y2="0.2cm">
          <text:p/>
        </draw:lin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6" draw:text-style-name="P5" draw:layer="layout" svg:width="3.81cm" svg:height="1.27cm" svg:x="0.935cm" svg:y="3.175cm">
          <text:p text:style-name="P1"><text:span text:style-name="T1">video sourc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445cm" svg:height="1.905cm" svg:x="0.635cm" svg:y="5.715cm">
          <text:p text:style-name="P1"><text:span text:style-name="T1">data</text:span></text:p>
          <text:p text:style-name="P1"><text:span text:style-name="T1">preprocess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175cm" svg:height="1.27cm" svg:x="6.35cm" svg:y="6.35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.445cm" svg:height="1.905cm" svg:x="11.43cm" svg:y="5.85cm">
          <text:p text:style-name="P1"><text:span text:style-name="T1">output format </text:span><text:span text:style-name="T1">che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3.175cm" svg:height="1.905cm" svg:x="17.245cm" svg:y="5.815cm">
          <text:p text:style-name="P1"><text:span text:style-name="T1">QA/QC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175cm" svg:height="1.27cm" svg:x="22.225cm" svg:y="6.25cm">
          <text:p text:style-name="P1"><text:span text:style-name="T1">bill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81cm" svg:height="1.905cm" svg:x="0.87cm" svg:y="9.225cm">
          <text:p text:style-name="P1"><text:span text:style-name="T1">camera zones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635cm" svg:height="1.605cm" svg:x="2.475cm" svg:y="7.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0" draw:layer="layout" svg:width="0.635cm" svg:height="1.27cm" svg:x="2.54cm" svg:y="4.445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1.27cm" svg:height="0.635cm" svg:x="5.08cm" svg:y="6.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1.905cm" svg:height="0.635cm" svg:x="9.525cm" svg:y="6.5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1.42cm" svg:height="0.635cm" svg:x="15.825cm" svg:y="6.5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1" draw:layer="layout" svg:width="1.799cm" svg:height="0.635cm" svg:x="20.426cm" svg:y="6.5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10.795cm" svg:height="2.675cm" svg:x="13.335cm" svg:y="4.475cm">
          <text:p/>
          <draw:enhanced-geometry svg:viewBox="0 0 21600 21600" draw:text-areas="0 0 21600 21600" draw:type="circular-arrow" draw:modifiers="180 -0.15088276356195 9195.4375900628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2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2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0T13:53:21.714954674</meta:creation-date>
    <dc:date>2024-03-10T19:12:00.817106903</dc:date>
    <meta:editing-duration>PT5M23S</meta:editing-duration>
    <meta:editing-cycles>2</meta:editing-cycles>
    <meta:generator>LibreOffice/7.3.7.2$Linux_X86_64 LibreOffice_project/30$Build-2</meta:generator>
    <meta:document-statistic meta:object-count="43"/>
  </office:meta>
</office:document-meta>
</file>